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1"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D48 Beneath the Surface - Plan</text:p>
      <text:p text:style-name="P1"/>
      <text:p text:style-name="P1">Scavenger</text:p>
      <text:p text:style-name="P1">Limited food supply, must venture to other bunkers/caves in order to find more food and other goodies! But beware, do not stay on the surface for too long, or you will die of radiation poisoning!</text:p>
      <text:p text:style-name="P1"/>
      <text:list xml:id="list7755079644836558717" text:style-name="L1">
        <text:list-item>
          <text:p text:style-name="P2">Make basic art assets</text:p>
          <text:list>
            <text:list-item>
              <text:p text:style-name="P2">Player</text:p>
            </text:list-item>
            <text:list-item>
              <text:p text:style-name="P2">Zombie (and variants)</text:p>
            </text:list-item>
            <text:list-item>
              <text:p text:style-name="P2">bunker</text:p>
            </text:list-item>
            <text:list-item>
              <text:p text:style-name="P2">cave?</text:p>
            </text:list-item>
          </text:list>
        </text:list-item>
        <text:list-item>
          <text:p text:style-name="P2">Draw action room</text:p>
        </text:list-item>
        <text:list-item>
          <text:p text:style-name="P2">Draw platformer room</text:p>
        </text:list-item>
        <text:list-item>
          <text:p text:style-name="P2">Draw treasure room</text:p>
        </text:list-item>
        <text:list-item>
          <text:p text:style-name="P2">Draw overworld</text:p>
        </text:list-item>
        <text:list-item>
          <text:p text:style-name="P2">Implement platformer basics</text:p>
          <text:list>
            <text:list-item>
              <text:p text:style-name="P2">Collision</text:p>
            </text:list-item>
            <text:list-item>
              <text:p text:style-name="P2">Jumping</text:p>
            </text:list-item>
            <text:list-item>
              <text:p text:style-name="P2">Shooting</text:p>
            </text:list-item>
          </text:list>
        </text:list-item>
        <text:list-item>
          <text:p text:style-name="P2">Implement splash screen</text:p>
        </text:list-item>
      </text:list>
      <text:p text:style-name="P1"/>
      <text:p text:style-name="P1">Extension</text:p>
      <text:p text:style-name="P1">box2d light implementati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Nash</meta:initial-creator>
    <meta:creation-date>2014-04-26T08:08:10.33</meta:creation-date>
    <dc:date>2014-04-26T08:21:26.46</dc:date>
    <dc:creator>Andrew Nash</dc:creator>
    <meta:editing-duration>PT13M1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9" meta:word-count="90" meta:character-count="486"/>
  </office:meta>
</office:document-meta>
</file>